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layer="layout" svg:width="22.52cm" svg:height="5.675cm" svg:x="2.68cm" svg:y="5.725cm">
          <draw:object xlink:href="../table1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11:29.758021686</meta:creation-date>
    <dc:date>2019-06-14T12:30:33.090137686</dc:date>
    <meta:editing-duration>PT19M</meta:editing-duration>
    <meta:editing-cycles>3</meta:editing-cycles>
    <meta:generator>LibreOffice/6.0.7.3$Linux_X86_64 LibreOffice_project/00m0$Build-3</meta:generator>
    <meta:document-statistic meta:object-count="29"/>
  </office:meta>
</office:document-meta>
</file>